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e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.equals( Object tha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file.compareTo( Object th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file.getApplic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.getProfil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.hasPermission( String permiss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.Profile( ApplicationPolicy store , String profileId , String userName , Roles roles , Permissions grants , Permissions denials , String description , boolean disabled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Profile.getGra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.checkPermission( String permiss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e.checkPermission( Permission permi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e.getDeni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.Profile( ApplicationPolicy store , String profileId , String userName , Roles roles , Permissions grants , Permissions denials , boolea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file.getEffectivePermi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.isInRole( String ro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.getRo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.checkPermission( Permission permission , String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fil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.hasPermission( Permission permi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.is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.checkPermission( String permissionName , String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fi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